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text-properties style:use-window-font-color="true" style:font-name="Bitstream Vera Sans" fo:font-size="8pt" fo:language="en" fo:country="US" fo:font-weight="bold" style:font-weight-asian="bold" style:font-weight-complex="bold"/>
    </style:style>
    <style:style style:name="P41" style:family="paragraph" style:parent-style-name="descrText">
      <style:text-properties style:use-window-font-color="true" style:font-name="Bitstream Vera Sans" fo:font-size="8pt" fo:language="en" fo:country="US" fo:font-weight="normal" style:font-weight-asian="normal" style:font-weight-complex="normal"/>
    </style:style>
    <style:style style:name="P42" style:family="paragraph" style:parent-style-name="descrText">
      <style:text-properties fo:font-weight="bold" style:font-weight-asian="bold" style:font-weight-complex="bold"/>
    </style:style>
    <style:style style:name="P43" style:family="paragraph" style:parent-style-name="descrText">
      <style:paragraph-properties fo:margin-left="0cm" fo:margin-right="1.499cm" fo:text-indent="0cm" style:auto-text-indent="false"/>
    </style:style>
    <style:style style:name="P44" style:family="paragraph" style:parent-style-name="Standard" style:list-style-name="L25"/>
    <style:style style:name="P45" style:family="paragraph" style:parent-style-name="Standard" style:list-style-name="L33"/>
    <style:style style:name="P46" style:family="paragraph" style:parent-style-name="Heading_20_2" style:master-page-name="">
      <style:paragraph-properties style:page-number="auto" fo:break-before="page"/>
    </style:style>
    <style:style style:name="P47" style:family="paragraph" style:parent-style-name="Heading_20_3" style:master-page-name="">
      <style:paragraph-properties style:page-number="auto" fo:break-before="page"/>
    </style:style>
    <style:style style:name="P48" style:family="paragraph" style:parent-style-name="Heading_20_1" style:master-page-name="">
      <style:paragraph-properties style:page-number="auto" fo:break-before="page"/>
    </style:style>
    <style:style style:name="P49" style:family="paragraph" style:parent-style-name="Heading_20_1" style:master-page-name="">
      <style:paragraph-properties style:page-number="auto" fo:break-before="page">
        <style:tab-stops/>
      </style:paragraph-properties>
    </style:style>
    <style:style style:name="P50" style:family="paragraph" style:parent-style-name="Heading_20_1" style:master-page-name="">
      <style:paragraph-properties style:page-number="auto" fo:break-before="auto" fo:break-after="auto"/>
    </style:style>
    <style:style style:name="P51"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52" style:family="paragraph" style:parent-style-name="Text_20_body" style:list-style-name="L1"/>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list-style-name="L5"/>
    <style:style style:name="P57" style:family="paragraph" style:parent-style-name="Text_20_body" style:list-style-name="L6"/>
    <style:style style:name="P58" style:family="paragraph" style:parent-style-name="Text_20_body" style:list-style-name="L7"/>
    <style:style style:name="P59" style:family="paragraph" style:parent-style-name="Text_20_body" style:list-style-name="L8"/>
    <style:style style:name="P60" style:family="paragraph" style:parent-style-name="Text_20_body" style:list-style-name="L9"/>
    <style:style style:name="P61" style:family="paragraph" style:parent-style-name="Text_20_body" style:list-style-name="L10"/>
    <style:style style:name="P62" style:family="paragraph" style:parent-style-name="Text_20_body" style:list-style-name="L11"/>
    <style:style style:name="P63" style:family="paragraph" style:parent-style-name="Text_20_body" style:list-style-name="L12"/>
    <style:style style:name="P64" style:family="paragraph" style:parent-style-name="Text_20_body" style:list-style-name="L13"/>
    <style:style style:name="P65" style:family="paragraph" style:parent-style-name="Text_20_body" style:list-style-name="L14"/>
    <style:style style:name="P66" style:family="paragraph" style:parent-style-name="Text_20_body" style:list-style-name="L15"/>
    <style:style style:name="P67" style:family="paragraph" style:parent-style-name="Text_20_body" style:list-style-name="L16"/>
    <style:style style:name="P68" style:family="paragraph" style:parent-style-name="Text_20_body" style:list-style-name="L17"/>
    <style:style style:name="P69" style:family="paragraph" style:parent-style-name="Text_20_body" style:list-style-name="L18"/>
    <style:style style:name="P70" style:family="paragraph" style:parent-style-name="Text_20_body" style:list-style-name="L19"/>
    <style:style style:name="P71" style:family="paragraph" style:parent-style-name="Text_20_body" style:list-style-name="L20"/>
    <style:style style:name="P72" style:family="paragraph" style:parent-style-name="Text_20_body" style:list-style-name="L21"/>
    <style:style style:name="P73" style:family="paragraph" style:parent-style-name="Text_20_body" style:list-style-name="L22"/>
    <style:style style:name="P74" style:family="paragraph" style:parent-style-name="Text_20_body" style:list-style-name="L23"/>
    <style:style style:name="P75" style:family="paragraph" style:parent-style-name="Text_20_body" style:list-style-name="L24"/>
    <style:style style:name="P76" style:family="paragraph" style:parent-style-name="Text_20_body" style:list-style-name="L26"/>
    <style:style style:name="P77" style:family="paragraph" style:parent-style-name="Text_20_body" style:list-style-name="L27"/>
    <style:style style:name="P78" style:family="paragraph" style:parent-style-name="Text_20_body" style:list-style-name="L28"/>
    <style:style style:name="P79" style:family="paragraph" style:parent-style-name="Text_20_body" style:list-style-name="L29"/>
    <style:style style:name="P80" style:family="paragraph" style:parent-style-name="Text_20_body" style:list-style-name="L30"/>
    <style:style style:name="P81" style:family="paragraph" style:parent-style-name="Text_20_body" style:list-style-name="L31"/>
    <style:style style:name="P82" style:family="paragraph" style:parent-style-name="Text_20_body" style:list-style-name="L32"/>
    <style:style style:name="P83" style:family="paragraph" style:parent-style-name="Text_20_body" style:list-style-name="L34"/>
    <style:style style:name="P84" style:family="paragraph" style:parent-style-name="Text_20_body" style:list-style-name="L37"/>
    <style:style style:name="P85" style:family="paragraph" style:parent-style-name="Text_20_body" style:list-style-name="L22">
      <style:paragraph-properties fo:margin-left="1.251cm" fo:margin-right="0cm" fo:text-indent="0cm" style:auto-text-indent="false"/>
    </style:style>
    <style:style style:name="P86" style:family="paragraph" style:parent-style-name="Text_20_body" style:list-style-name="L27">
      <style:paragraph-properties fo:margin-left="1.251cm" fo:margin-right="0cm" fo:text-indent="0cm" style:auto-text-indent="false"/>
    </style:style>
    <style:style style:name="P87" style:family="paragraph" style:parent-style-name="Text_20_body" style:list-style-name="L33">
      <style:paragraph-properties fo:margin-left="2.205cm" fo:margin-right="0cm" fo:text-indent="0cm" style:auto-text-indent="false"/>
    </style:style>
    <style:style style:name="P88" style:family="paragraph" style:parent-style-name="Corps_20_de_20_texte.Paragraph" style:list-style-name="L22">
      <style:paragraph-properties fo:margin-left="1.251cm" fo:margin-right="0cm" fo:text-indent="0cm" style:auto-text-indent="false"/>
    </style:style>
    <style:style style:name="P89" style:family="paragraph" style:parent-style-name="descrText" style:list-style-name="L36"/>
    <style:style style:name="P90" style:family="paragraph" style:parent-style-name="descrText" style:list-style-name="L35">
      <style:paragraph-properties fo:margin-left="0cm" fo:margin-right="1.499cm" fo:text-indent="0cm" style:auto-text-indent="false"/>
      <style:text-properties style:use-window-font-color="true" style:font-name="Bitstream Vera Sans" fo:font-size="8pt" fo:language="en" fo:country="US"/>
    </style:style>
    <style:style style:name="P91" style:family="paragraph" style:parent-style-name="descrText" style:list-style-name="L36">
      <style:paragraph-properties fo:margin-left="0cm" fo:margin-right="1.499cm" fo:text-indent="0cm" style:auto-text-indent="false"/>
    </style:style>
    <style:style style:name="P92" style:family="paragraph" style:parent-style-name="hlp_5f_list_5f_dot" style:list-style-name="hlp_5f_list_5f_dot"/>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text-align="start"/>
      <style:text-properties style:text-line-through-style="none" style:font-name="Arial4" fo:font-size="10pt" fo:font-style="normal" style:text-underline-style="none" fo:font-weight="normal"/>
    </style:style>
    <style:style style:name="P95" style:family="paragraph">
      <style:paragraph-properties fo:text-align="center"/>
      <style:text-properties style:text-line-through-style="none" style:font-name="Arial4" fo:font-size="11pt" fo:font-style="normal" style:text-underline-style="none" fo:font-weight="normal"/>
    </style:style>
    <style:style style:name="P96"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fo:font-weight="normal" style:font-weight-asian="normal" style:font-weight-complex="normal"/>
    </style:style>
    <style:style style:name="T5" style:family="text">
      <style:text-properties style:font-name="Times" fo:font-size="11pt"/>
    </style:style>
    <style:style style:name="T6" style:family="text">
      <style:text-properties style:font-name="Times" fo:font-size="11pt" fo:font-style="italic"/>
    </style:style>
    <style:style style:name="T7" style:family="text">
      <style:text-properties fo:font-style="italic"/>
    </style:style>
    <style:style style:name="T8" style:family="text">
      <style:text-properties fo:font-style="italic" style:text-underline-style="none"/>
    </style:style>
    <style:style style:name="T9" style:family="text">
      <style:text-properties fo:font-style="italic" style:font-style-asian="italic" style:font-style-complex="italic"/>
    </style:style>
    <style:style style:name="T10" style:family="text">
      <style:text-properties style:text-underline-style="none"/>
    </style:style>
    <style:style style:name="T11" style:family="text">
      <style:text-properties fo:color="#800000"/>
    </style:style>
    <style:style style:name="T12" style:family="text">
      <style:text-properties fo:color="#800000" style:font-name="Bitstream Vera Sans Mono1" fo:font-weight="bold" style:font-weight-asian="bold" style:font-weight-complex="bold"/>
    </style:style>
    <style:style style:name="T13" style:family="text">
      <style:text-properties fo:color="#800000" fo:font-weight="bold" style:font-weight-asian="bold" style:font-weight-complex="bold"/>
    </style:style>
    <style:style style:name="T14" style:family="text">
      <style:text-properties fo:color="#800000" fo:font-weight="bold" fo:background-color="#ffff00" style:font-weight-asian="bold" style:font-weight-complex="bold" loext:char-shading-value="0"/>
    </style:style>
    <style:style style:name="T15" style:family="text">
      <style:text-properties style:text-underline-style="solid" style:text-underline-width="auto" style:text-underline-color="font-color"/>
    </style:style>
    <style:style style:name="T16" style:family="text">
      <style:text-properties style:font-name="Courier New" fo:font-size="10pt" fo:font-style="normal" fo:background-color="#e6e6ff" style:font-style-asian="italic" style:font-style-complex="italic" loext:char-shading-value="0"/>
    </style:style>
    <style:style style:name="T17" style:family="text">
      <style:text-properties style:font-name="Bitstream Vera Sans"/>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style>
    <style:style style:name="T24"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ywoo-0.99.0.oxt&#13;Update file created : pywoo.update.xml&#13;&#13;23.03.2021 11:30:12&#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ywoo-A-0.99.0.oxt&#13;Update file created : pywoo-A.update.xml&#13;&#13;16.11.2020 12:40: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31"/>
      <text:p text:style-name="P32">Extension Compiler</text:p>
      <text:p text:style-name="TitreDoc">Description and Tool for</text:p>
      <text:p text:style-name="TitreDoc">tools eExtension : <text:file-name text:display="name">pywoo</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1">the document you downloaded is a </text:span><text:span text:style-name="T13">template</text:span>. Store it in a folder where macros are allowed. Create a new Writer document by double-click or key Enter. You will be prompted to save it under the name of your extension in a <text:span text:style-name="T15">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5199352089334614715" text:style-name="L1">
        <text:list-item>
          <text:p text:style-name="P52">Basic macros with add-on buttons and / or menus (just like the old Add-On concept)</text:p>
        </text:list-item>
        <text:list-item>
          <text:p text:style-name="P52">Java, JavaScript, Beanshell, Python based scripts with add-on buttons and / or menus</text:p>
        </text:list-item>
        <text:list-item>
          <text:p text:style-name="P52">Only a script library or dialog library without any addition or change in buttons or menu </text:p>
        </text:list-item>
        <text:list-item>
          <text:p text:style-name="P52">Configuration files, including changes (mergings) in existing menus and toolbars</text:p>
        </text:list-item>
        <text:list-item>
          <text:p text:style-name="P52">Extensions containing Uno components</text:p>
        </text:list-item>
        <text:list-item>
          <text:p text:style-name="P52">Extensions using libraries in native computer language.</text:p>
        </text:list-item>
        <text:list-item>
          <text:p text:style-name="P52">Or a mix of the elements above.</text:p>
        </text:list-item>
        <text:list-item>
          <text:p text:style-name="P52">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6"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233033886240210507" text:style-name="L2">
        <text:list-item>
          <text:p text:style-name="P53">Version 2.1.2 :</text:p>
        </text:list-item>
      </text:list>
      <text:list xml:id="list5234488810238466060" text:style-name="L3">
        <text:list-item>
          <text:list>
            <text:list-item>
              <text:p text:style-name="P54">Localized help : resolved non-functional hyperlink due to API incompatibility introduced by Apache OpenOffice 4.1 (and LibreOffice 4.0).</text:p>
            </text:list-item>
          </text:list>
        </text:list-item>
      </text:list>
      <text:list xml:id="list34446706" text:continue-list="list3233033886240210507" text:style-name="L2">
        <text:list-item>
          <text:p text:style-name="P53">Version 2.1.1 :</text:p>
        </text:list-item>
      </text:list>
      <text:list xml:id="list1259086117001439829" text:style-name="L4">
        <text:list-item>
          <text:list>
            <text:list-item>
              <text:p text:style-name="P55">Documentation chapter 3.7.10 <text:span text:style-name="InstructionMacro">setMergePoint</text:span>, the list of commands for Arg2 was incorrect.</text:p>
            </text:list-item>
            <text:list-item>
              <text:p text:style-name="P55">Example in module Template7 had an incorrect argument Arg3 in <text:span text:style-name="InstructionMacro">setMergePoint</text:span>.</text:p>
            </text:list-item>
            <text:list-item>
              <text:p text:style-name="P55">When creating an hyperlink in a help page, the keyword (internal, external, etc) is now recognized in any character case.</text:p>
            </text:list-item>
            <text:list-item>
              <text:p text:style-name="P55">Creation of localized help, hyperlink to an existing OpenOffice help page : the address of a help page displayed by the macro was incorrect when the page was found by a help search.</text:p>
            </text:list-item>
          </text:list>
        </text:list-item>
      </text:list>
      <text:list xml:id="list34429669" text:continue-list="list34446706" text:style-name="L2">
        <text:list-item>
          <text:p text:style-name="P53">Version 2.1.0 :</text:p>
        </text:list-item>
      </text:list>
      <text:list xml:id="list8577739626964043896" text:style-name="L5">
        <text:list-item>
          <text:list>
            <text:list-item>
              <text:p text:style-name="P56">An extension can define several toolbars (instead of only one).</text:p>
            </text:list-item>
            <text:list-item>
              <text:p text:style-name="P56">The list of Application contexts is revised, see chapter 3.5.</text:p>
            </text:list-item>
            <text:list-item>
              <text:p text:style-name="P56">The argument of <text:span text:style-name="InstructionMacro">beginMergeInstruction</text:span> becomes mandatory.</text:p>
            </text:list-item>
          </text:list>
        </text:list-item>
      </text:list>
      <text:list xml:id="list34438667" text:continue-list="list34429669" text:style-name="L2">
        <text:list-item>
          <text:p text:style-name="P53">Version 2.0.0 :</text:p>
        </text:list-item>
      </text:list>
      <text:list xml:id="list3030094430058626642" text:style-name="L6">
        <text:list-item>
          <text:list>
            <text:list-item>
              <text:p text:style-name="P57">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7"><text:s/>As a consequence of above, block <text:span text:style-name="InstructionMacro">Dependencies</text:span> and instruction <text:span text:style-name="InstructionMacro">setOOoDependency</text:span> are suppressed.</text:p>
            </text:list-item>
            <text:list-item>
              <text:p text:style-name="P57">Arg3 of <text:span text:style-name="InstructionMacro">beginDescription</text:span> is no longer used.</text:p>
            </text:list-item>
            <text:list-item>
              <text:p text:style-name="P57">Syntax of Block <text:span text:style-name="InstructionMacro">UpdateInformation</text:span> and instruction <text:span text:style-name="InstructionMacro">setUpdateSource</text:span> have changed.</text:p>
            </text:list-item>
            <text:list-item>
              <text:p text:style-name="P57">Syntax of instruction <text:span text:style-name="InstructionMacro">setLicense</text:span> has changed.</text:p>
            </text:list-item>
            <text:list-item>
              <text:p text:style-name="P57">Some obsolete extension features are no longer supported. Compiled extensions now need OpenOffice.org version 2.4 or more recent (LibreOffice, Apache OpenOffice).</text:p>
            </text:list-item>
            <text:list-item>
              <text:p text:style-name="P57">Macros of this document are now published under Apache License version 2.0.</text:p>
            </text:list-item>
          </text:list>
        </text:list-item>
      </text:list>
      <text:list xml:id="list34445064" text:continue-list="list34438667" text:style-name="L2">
        <text:list-item>
          <text:p text:style-name="P53">Version 1.5.3 :</text:p>
        </text:list-item>
      </text:list>
      <text:list xml:id="list6280555751353946422" text:style-name="L7">
        <text:list-item>
          <text:list>
            <text:list-item>
              <text:p text:style-name="P58">Help pages containing an hyperlink to an OpenOffice help page : a macro provides now the address of the page. See explanations at <text:span text:style-name="T9">Page7 : Hyperlinks</text:span>.</text:p>
            </text:list-item>
            <text:list-item>
              <text:p text:style-name="P58">The license examples are purged from the directives for use which are not part of the license itself.</text:p>
            </text:list-item>
            <text:list-item>
              <text:p text:style-name="P58">Following OpenOffice changes, text «notes<text:span text:style-name="T23">»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66944924480121222" text:style-name="L8">
        <text:list-item>
          <text:p text:style-name="P59">Basic library Standard, Module1 : your instruction inside the Sub myExtension</text:p>
        </text:list-item>
        <text:list-item>
          <text:p text:style-name="P59"><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9">Localized <text:a xlink:type="simple" xlink:href="#6.4.2.Help pages for ExtensionCompiler|outline" text:style-name="Internet_20_link" text:visited-style-name="Visited_20_Internet_20_Link">help text pages and trees</text:a>.</text:p>
        </text:list-item>
      </text:list>
      <text:h text:style-name="P4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1">step over</text:span> :</text:p>
      <text:p text:style-name="Text_20_body"/>
      <text:p text:style-name="Text_20_body">After a successful compilation you will find your extension package in the dedicated folder. Its name is composed of the file name of this document (<text:file-name text:display="name">pywoo</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5">script</text:span>) the compilation will create an oxt file to install « For this user only <text:span text:style-name="T23">» and compile again to create another oxt file to install «</text:span> For all users », distinguished by a suffix <text:span text:style-name="InstructionMacro">-s</text:span> (for share).</text:p>
      <text:h text:style-name="P46"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9">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94" svg:width="0.802cm" svg:height="0.451cm" svg:x="2.3cm" svg:y="0.199cm" draw:control="control1"/><draw:control text:anchor-type="paragraph" draw:z-index="4" draw:style-name="gr1" draw:text-style-name="P94"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94" svg:width="0.802cm" svg:height="0.451cm" svg:x="2.304cm" svg:y="0.199cm" draw:control="control3"/><draw:control text:anchor-type="paragraph" draw:z-index="6" draw:style-name="gr1" draw:text-style-name="P94" svg:width="9cm" svg:height="0.451cm" svg:x="3.6cm" svg:y="0.196cm" draw:control="control4"/>To version</text:p>
      <text:p text:style-name="Frame_20_contents"/>
      <text:p text:style-name="Frame_20_contents"/>
      <text:p text:style-name="Frame_20_contents"><draw:control text:anchor-type="paragraph" draw:z-index="7" draw:style-name="gr1" draw:text-style-name="P95" svg:width="8.362cm" svg:height="0.689cm" svg:x="3.621cm" svg:y="0.252cm" draw:control="control5"/></text:p>
      <text:p text:style-name="Frame_20_contents"/>
      <text:p text:style-name="P34">Compilation results</text:p>
      <text:p text:style-name="P34"><draw:control text:anchor-type="paragraph" draw:z-index="8" draw:style-name="gr1" draw:text-style-name="P96"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7"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94" svg:width="0.802cm" svg:height="0.451cm" svg:x="2.33cm" svg:y="0.199cm" draw:control="control6"/><draw:control text:anchor-type="paragraph" draw:z-index="11" draw:style-name="gr1" draw:text-style-name="P94"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94" svg:width="0.802cm" svg:height="0.451cm" svg:x="2.33cm" svg:y="0.199cm" draw:control="control8"/><draw:control text:anchor-type="paragraph" draw:z-index="13" draw:style-name="gr1" draw:text-style-name="P94"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95"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96"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7"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94" svg:width="0.802cm" svg:height="0.451cm" svg:x="2.33cm" svg:y="0.199cm" draw:control="control11"/><draw:control text:anchor-type="paragraph" draw:z-index="18" draw:style-name="gr1" draw:text-style-name="P94"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95"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96" svg:width="14.001cm" svg:height="4.001cm" svg:x="0.4cm" svg:y="0.459cm" draw:control="control16"/></text:p>
      <text:p text:style-name="Frame_20_contents"/>
     </draw:text-box>
    </draw:frame></text:p>
      <text:h text:style-name="P4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6">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577945690858444747" text:style-name="L9">
        <text:list-item>
          <text:p text:style-name="P60">Description</text:p>
        </text:list-item>
        <text:list-item>
          <text:p text:style-name="P60">Annexes</text:p>
        </text:list-item>
        <text:list-item>
          <text:p text:style-name="P60">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802924598753565938" text:style-name="L10">
        <text:list-item>
          <text:p text:style-name="P61">Script libraries (Basic, JavaScript, Python, etc) or Dialog libraries, or other non-component libraries,</text:p>
        </text:list-item>
        <text:list-item>
          <text:p text:style-name="P61">shared component libraries,</text:p>
        </text:list-item>
        <text:list-item>
          <text:p text:style-name="P61">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241740025274828798" text:style-name="L11">
        <text:list-item>
          <text:p text:style-name="P62">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3609909751772023691" text:style-name="L12">
        <text:list-item text:start-value="1">
          <text:p text:style-name="P63">Arg1 : <text:span text:style-name="InstructionMacro">String</text:span> ; internal name of the extension. <text:line-break/><text:span text:style-name="T11">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1">org.openoffice.&lt;developer&gt;.&lt;product&gt;.&lt;addon name&gt;</text:span></text:span><text:span text:style-name="T11"> or <text:line-break/></text:span><text:span text:style-name="InstructionMacro"><text:span text:style-name="T11">com.&lt;company&gt;.&lt;product&gt;.&lt;addon name&gt;</text:span></text:span><text:span text:style-name="T11"> <text:line-break/>to avoid name conflicts.</text:span></text:p>
        </text:list-item>
        <text:list-item>
          <text:p text:style-name="P63">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1">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2">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2">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7"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483726710790795357" text:style-name="L13">
        <text:list-item>
          <text:p text:style-name="P64">A Feed file contains the internet addresses for one or more Update Information files (each for an extension).</text:p>
        </text:list-item>
        <text:list-item>
          <text:p text:style-name="P64">The Update Information File mainly contains dependency information about the new version, and :</text:p>
        </text:list-item>
      </text:list>
      <text:list xml:id="list5409932026522459801" text:style-name="L14">
        <text:list-item>
          <text:p text:style-name="P65">either the internet address to download the new version of the extension</text:p>
        </text:list-item>
        <text:list-item>
          <text:p text:style-name="P65">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7663628083141748936" text:style-name="L15">
        <text:list-item text:start-value="1">
          <text:p text:style-name="P66">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6">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6"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763242499070161210" text:style-name="L16">
        <text:list-item>
          <text:p text:style-name="P67">Arg1 : <text:span text:style-name="InstructionMacro">String</text:span> : mandatory : <text:span text:style-name="InstructionMacro">"File"</text:span> or <text:span text:style-name="InstructionMacro">"Schema"</text:span></text:p>
        </text:list-item>
        <text:list-item>
          <text:p text:style-name="P67">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0818894033630180" text:style-name="L17">
        <text:list-item>
          <text:p text:style-name="P68">Arg1 : <text:span text:style-name="InstructionMacro">String</text:span> : mandatory, type of control used for the button</text:p>
        </text:list-item>
      </text:list>
      <text:list xml:id="list8075214083716330960" text:style-name="L18">
        <text:list-item>
          <text:p text:style-name="P69">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718607056537042904" text:style-name="L19">
        <text:list-item>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7038049253330824450" text:style-name="L20">
        <text:list-item text:start-value="1">
          <text:p text:style-name="P71">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1">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1">Arg1 : <text:span text:style-name="InstructionMacro">String</text:span> : mandatory ; URL path to an image file ; the path is relative to the extension folder.</text:p>
        </text:list-item>
        <text:list-item text:start-value="1">
          <text:p text:style-name="P71">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4495498584840450537" text:style-name="L21">
        <text:list-item>
          <text:p text:style-name="P72">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5">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4062790452829959606" text:style-name="L22">
        <text:list-item>
          <text:p text:style-name="P73">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5">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8">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5">if at installation, no license is appropriate for the locale, the first license is displayed.</text:p>
        </text:list-item>
        <text:list-item>
          <text:p text:style-name="P73">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5">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5">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2">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2">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2">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2">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5">Writer</text:span>, there is a file menubar.xml in the folder ;</text:p>
      <text:p text:style-name="ligneMacro">share/config/soffice.cfg/modules/s<text:span text:style-name="InstructionMacroChangement"><text:span text:style-name="T15">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5">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5">Writer</text:span>, there are several xml files in the folder ;</text:p>
      <text:p text:style-name="ligneMacro">share/config/soffice.cfg/modules/s<text:span text:style-name="InstructionMacroChangement"><text:span text:style-name="T15">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5">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6503197473183820117" text:style-name="L23">
        <text:list-item>
          <text:p text:style-name="P74">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4">Arg1 : <text:span text:style-name="InstructionMacro">String</text:span> : mandatory ; property name</text:p>
        </text:list-item>
        <text:list-item>
          <text:p text:style-name="P74">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name of the publisher.</text:p>
        </text:list-item>
        <text:list-item>
          <text:p text:style-name="P70">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0">Arg1 : <text:span text:style-name="InstructionMacro">String</text:span> : mandatory ; locale, example <text:span text:style-name="InstructionMacro">"en"</text:span>.</text:p>
        </text:list-item>
        <text:list-item>
          <text:p text:style-name="P70">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365846891906491329" text:style-name="L24">
        <text:list-item>
          <text:p text:style-name="P75">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66266722860753199"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695271182671659543" text:style-name="L26">
        <text:list-item text:start-value="1">
          <text:p text:style-name="P76">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6">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449639706075191286" text:style-name="L27">
        <text:list-item>
          <text:p text:style-name="P77">Arg1 : <text:span text:style-name="InstructionMacro">String</text:span> : how to find the update.xml file</text:p>
        </text:list-item>
        <text:list-item>
          <text:p text:style-name="P86"><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6"><text:span text:style-name="InstructionMacro">beginUpdateInformation(</text:span><text:span text:style-name="InstructionMacro"><text:span text:style-name="T20">"direct", xxx)</text:span></text:span> : Arg1 is the internet address of the <text:span text:style-name="T15">directory</text:span> where the update.xml file is stored. This address must terminate with a / character.</text:p>
        </text:list-item>
        <text:list-item>
          <text:p text:style-name="P77">Arg2 : <text:span text:style-name="InstructionMacro">String</text:span> : how to find the oxt file</text:p>
        </text:list-item>
        <text:list-item>
          <text:p text:style-name="P86"><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6"><text:span text:style-name="InstructionMacro">beginUpdateInformation(xxx</text:span><text:span text:style-name="InstructionMacro"><text:span text:style-name="T20">, "direct")</text:span></text:span> : Arg2 is the internet address of the <text:span text:style-name="T15">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5">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236300972840585620" text:style-name="L28">
        <text:list-item>
          <text:p text:style-name="P78">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8">Arg2 : <text:span text:style-name="InstructionMacro">String</text:span> : the library name (which is also the name of the folder containing the Basic library).</text:p>
        </text:list-item>
        <text:list-item>
          <text:p text:style-name="P78">Arg3 : <text:span text:style-name="InstructionMacro">String</text:span> : the name of the module containing the macro.</text:p>
        </text:list-item>
        <text:list-item>
          <text:p text:style-name="P78">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749004841235468462" text:style-name="L29">
        <text:list-item>
          <text:p text:style-name="P79">Arg1 : <text:span text:style-name="InstructionMacro">String</text:span> : <text:span text:style-name="InstructionMacro">"BeanShell"</text:span></text:p>
        </text:list-item>
        <text:list-item>
          <text:p text:style-name="P79">Arg2 : <text:span text:style-name="InstructionMacro">String</text:span> : the library name (which is also the name of the folder containing the BeanShell library).</text:p>
        </text:list-item>
        <text:list-item>
          <text:p text:style-name="P79">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150297972645440887" text:style-name="L30">
        <text:list-item>
          <text:p text:style-name="P80">Arg1 : <text:span text:style-name="InstructionMacro">String</text:span> : <text:span text:style-name="InstructionMacro">"JavaScript"</text:span></text:p>
        </text:list-item>
        <text:list-item>
          <text:p text:style-name="P80">Arg2 : <text:span text:style-name="InstructionMacro">String</text:span> : the library name (which is also the name of the folder containing the JavaScript library).</text:p>
        </text:list-item>
        <text:list-item>
          <text:p text:style-name="P80">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818753823077490074" text:style-name="L31">
        <text:list-item>
          <text:p text:style-name="P81">Arg1 : <text:span text:style-name="InstructionMacro">String</text:span> : <text:span text:style-name="InstructionMacro">"Java"</text:span></text:p>
        </text:list-item>
        <text:list-item>
          <text:p text:style-name="P81">Arg2 : <text:span text:style-name="InstructionMacro">String</text:span> : the library name (which is also the name of the folder containing the Java library).</text:p>
        </text:list-item>
        <text:list-item>
          <text:p text:style-name="P81">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1">Arg1 : <text:span text:style-name="InstructionMacro">String</text:span> : <text:span text:style-name="InstructionMacro">"Python"</text:span></text:p>
        </text:list-item>
        <text:list-item>
          <text:p text:style-name="P81">Arg2 : <text:span text:style-name="InstructionMacro">String</text:span> : the path to the Python file, relative to the extension folder</text:p>
        </text:list-item>
        <text:list-item>
          <text:p text:style-name="P81">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5954817647247134132" text:style-name="L32">
        <text:list-item>
          <text:p text:style-name="P82">Arg1 : <text:span text:style-name="InstructionMacro">String</text:span> : ""</text:p>
        </text:list-item>
        <text:list-item>
          <text:p text:style-name="P82">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761690985001374207"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7"><text:span text:style-name="InstructionMacro">"Basic"</text:span> : folder containing the Basic Library (code and dialog modules)</text:p>
        </text:list-item>
        <text:list-item>
          <text:p text:style-name="P87"><text:span text:style-name="InstructionMacro">"Dialog"</text:span> : folder containing the Dialog Library (dialog modules only)</text:p>
        </text:list-item>
        <text:list-item>
          <text:p text:style-name="P87"><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7"><text:span text:style-name="InstructionMacro">"Python"</text:span> : folder containing the python file(s) containing the script(s)</text:p>
        </text:list-item>
        <text:list-item>
          <text:p text:style-name="P87"><text:span text:style-name="InstructionMacro">"jar"</text:span> or <text:span text:style-name="InstructionMacro">"rdb"</text:span> : <text:span text:style-name="T15">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7478762113949528371" text:style-name="L34">
        <text:list-item>
          <text:p text:style-name="P83">first create the library in My Macros with the user interface, and test your routines ;</text:p>
        </text:list-item>
        <text:list-item>
          <text:p text:style-name="P83">copy the folder that OOo created from your <text:span text:style-name="InstructionMacro">user/</text:span> folder to your extension folder ; for Basic, use the « Export as Basic library » facility</text:p>
        </text:list-item>
        <text:list-item>
          <text:p text:style-name="P83">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1">Arg1 : <text:span text:style-name="InstructionMacro">String</text:span> : begins with <text:span text:style-name="InstructionMacro">"media-type="</text:span> followed by the complete media type string</text:p>
        </text:list-item>
        <text:list-item>
          <text:p text:style-name="P81">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5">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6">http://www.openoffice.org/licenses/PDL.html</text:span></text:a><text:span text:style-name="T5">. </text:span></text:p>
      <text:p text:style-name="P14"/>
      <text:p text:style-name="P14">The Original Documentation is : Extension Compiler</text:p>
      <text:p text:style-name="P14">The Initial Writer of the Original Documentation is Bernard Marcelly</text:p>
      <text:p text:style-name="P15">Copyright (C) 2008-2014<text:span text:style-name="T7">.</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8">[Insert year(s)]</text:span>. </text:p>
      <text:p text:style-name="P14">All Rights Reserved. <text:s/><text:span text:style-name="T10"><text:s/>(Contributor contact(s):________________</text:span><text:span text:style-name="T8">[Insert hyperlink/alias]</text:span><text:span text:style-name="T10">).</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8" text:outline-level="1"><text:bookmark-start text:name="__RefHeading__78142_325084090"/>Data used by extension <text:file-name text:display="name">pywoo</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yWriter project import and export</text:p>
      <text:p text:style-name="tooltipText"/>
      <text:p text:style-name="tooltipLang"><text:bookmark-start text:name="__RefHeading__44467_325084090"/>Tooltip de<text:bookmark-end text:name="__RefHeading__44467_325084090"/></text:p>
      <text:p text:style-name="descrText">yWriter-Projekt importieren und exportieren</text:p>
      <text:p text:style-name="tooltipText"/>
      <text:p text:style-name="tooltipLang"><text:bookmark-start text:name="__RefHeading__44469_325084090"/>Tooltip es<text:bookmark-end text:name="__RefHeading__44469_325084090"/></text:p>
      <text:p text:style-name="tooltipText">Una estupenda extensi<text:span text:style-name="T17">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yWriter project import and export with Python.</text:p>
      <text:p text:style-name="P39"><text:soft-page-break/><text:s/></text:p>
      <text:p text:style-name="P40">yWriter5 style proof reading:</text:p>
      <text:p text:style-name="P39"><text:span text:style-name="T2">-</text:span><text:span text:style-name="T4"> Im</text:span>port an yWriter 7 project into an OpenDocument file with chapter and scene markers.</text:p>
      <text:list xml:id="list3427216551180381865" text:style-name="L35">
        <text:list-header>
          <text:p text:style-name="P90">- Write back the proofread scenes to the yWriter 7 project file.</text:p>
        </text:list-header>
      </text:list>
      <text:p text:style-name="P39"/>
      <text:p text:style-name="P40">Import from yw7 project:</text:p>
      <text:p text:style-name="P40">- <text:span text:style-name="T4">Generate a "standard manuscript" formatted OpenDocument textfile from an yWriter 7 project.</text:span></text:p>
      <text:p text:style-name="P41"/>
      <text:p text:style-name="P40">Export to a yw7 project:</text:p>
      <text:p text:style-name="P40">- <text:span text:style-name="T4">Generate a new yWriter 7 project from a work in progress or an outline.</text:span></text:p>
      <text:p text:style-name="descrText"/>
      <text:p text:style-name="P39">Adds a submenu in the "File" menu.</text:p>
      <text:p text:style-name="P39">A Python 3.4+ installation is required.</text:p>
      <text:p text:style-name="P43"/>
      <text:p text:style-name="descrLang"><text:bookmark-start text:name="__RefHeading__78156_325084090"/>Description de<text:bookmark-end text:name="__RefHeading__78156_325084090"/></text:p>
      <text:p text:style-name="descrText">yWriter-Projekt importieren und exportieren.</text:p>
      <text:p text:style-name="descrText"/>
      <text:p text:style-name="P42">Korrekturlesen (wie bei yWriter 5):</text:p>
      <text:p text:style-name="descrText"><text:span text:style-name="T2">- </text:span>Ein yWriter 7 Projekt in eine OpenDocument-Datei mit Kapitel- und Szenenmarkierungen importieren.</text:p>
      <text:list xml:id="list8796871085272954712" text:style-name="L36">
        <text:list-header>
          <text:p text:style-name="P89">- Korrekturgelesene Szenen in die yWriter 7 Projektdatei zurückschreiben.<text:line-break/><text:line-break/><text:span text:style-name="T2">Aus einem yw7 Projekt importieren:</text:span></text:p>
          <text:p text:style-name="P89">- Eine mit "Normseiten" formatierte OpenDocument Textdatei aus einem yWriter 7 Projekt erzeugen.<text:line-break/><text:line-break/><text:span text:style-name="T2">In ein yw7 Projekt exportieren:</text:span></text:p>
          <text:p text:style-name="P89">- Ein neues yWriter 7 Projekt aus einem Text (work in progress) oder einer Dokumentenstruktur (outline) erzeugen.</text:p>
          <text:p text:style-name="P91"/>
          <text:p text:style-name="P91">Fügt ein Untermenü im Menü "Datei" hinzu.</text:p>
          <text:p text:style-name="P91">Python 3.4+ muss installiert sein.</text:p>
        </text:list-header>
      </text:list>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2">en</text:span>), or a language code followed by a ISO 3166 country code (e.g. <text:span text:style-name="T12">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5943576011706074504" text:style-name="L37">
        <text:list-item>
          <text:p text:style-name="P84">Create a Writer file containing the licenses (possibly in several languages). You can of course have a Table of Contents and use formatting. </text:p>
        </text:list-item>
        <text:list-item>
          <text:p text:style-name="P84">In order to provide a read-only text, convert the Writer file to PDF and store the PDF in the folder dedicated to your extension. </text:p>
        </text:list-item>
        <text:list-item>
          <text:p text:style-name="P84"><text:soft-page-break/>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3">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2">en</text:span>), or a language code followed by a ISO 3166 country code (e.g. <text:span text:style-name="T12">en-UK</text:span>). <text:span text:style-name="T18">Language </text:span><text:span text:style-name="T14">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24863020805826677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6191232134957866165"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3502702789400067466"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42443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35480994128972471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4427620040151466931"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72433426386144466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37</dc:date>
        <text:p>internal</text:p>
        <text:p>Page7</text:p>
        <text:p/>
       </office:annotation><text:span text:style-name="T15">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6</dc:date>
       <text:p>internal</text:p>
       <text:p>Page8</text:p>
       <text:p/>
      </office:annotation><text:span text:style-name="T15">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6</dc:date>
     <text:p>internal</text:p>
     <text:p>Page8</text:p>
     <text:p/>
    </office:annotation><text:span text:style-name="T15">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8</dc:date>
     <text:p>internal</text:p>
     <text:p>Page2</text:p>
     <text:p/>
    </office:annotation>Paragraph styles</text:p>
      <text:p text:style-name="P28"><office:annotation>
     <dc:creator>BM</dc:creator>
     <dc:date>2008-03-13T00:00:00.78</dc:date>
     <text:p>internal</text:p>
     <text:p>Page7</text:p>
     <text:p/>
    </office:annotation>Hyperlinks</text:p>
      <text:p text:style-name="hlp_5f_paragraph"><text:span text:style-name="T15"><office:annotation>
      <dc:creator>BM</dc:creator>
      <dc:date>2008-03-13T00:00:00.78</dc:date>
      <text:p>internal</text:p>
      <text:p>Page3</text:p>
      <text:p/>
     </office:annotation></text:span><text:span text:style-name="T15">Text formatting</text:span></text:p>
      <text:p text:style-name="P28"><office:annotation>
     <dc:creator>BM</dc:creator>
     <dc:date>2008-03-26T00:00:00.78</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8</dc:date>
     <text:p>internal</text:p>
     <text:p>Page2</text:p>
     <text:p>codes</text:p>
     <text:p/>
    </office:annotation><text:span text:style-name="T15">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9</dc:date>
     <text:p>external</text:p>
     <text:p><text:a xlink:href="http://www.openoffice.org/">http://www.openoffice.org/</text:a></text:p>
     <text:p/>
    </office:annotation><text:span text:style-name="T15">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9</dc:date>
     <text:p>external</text:p>
     <text:p>text/swriter/main0210.xhp</text:p>
     <text:p/>
    </office:annotation><text:span text:style-name="T15">Preview topic</text:span> </text:p>
      <text:p text:style-name="hlp_5f_paragraph">This hyperlink displays <text:s/><office:annotation>
     <dc:creator>BM</dc:creator>
     <dc:date>2008-03-15T00:00:00.79</dc:date>
     <text:p>external</text:p>
     <text:p>text/schart/04/01020000.xhp</text:p>
    </office:annotation><text:span text:style-name="T15">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441346" text:continue-list="list424863020805826677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4431222" text:continue-list="list3442443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6</dc:date>
     <text:p text:style-name="P93"><text:span text:style-name="T24">image</text:span></text:p>
     <text:p text:style-name="P93"><text:span text:style-name="T24">Images/Help/dontfeedtrolls.gif</text:span></text:p>
     <text:p text:style-name="P93"><text:span text:style-name="T24">icon</text:span></text:p>
     <text:p text:style-name="P93"><text:span text:style-name="T24"/></text:p>
    </office:annotation> within a text.</text:p>
      <text:p text:style-name="hlp_5f_paragraph"><text:line-break/><text:line-break/>Now a bigger image in a blank line.</text:p>
      <text:p text:style-name="hlp_5f_paragraph"><office:annotation>
     <dc:creator>Bernard Marcelly</dc:creator>
     <dc:date>2009-01-24T10:50:50.86</dc:date>
     <text:p text:style-name="P93"><text:span text:style-name="T24">image</text:span></text:p>
     <text:p text:style-name="P93"><text:span text:style-name="T24">Images/Help/sailingShip.wmf</text:span></text:p>
     <text:p text:style-name="P93"><text:span text:style-name="T24">Old sailing ship</text:span></text:p>
     <text:p text:style-name="P93"><text:span text:style-name="T24"/></text:p>
    </office:annotation></text:p>
      <text:p text:style-name="hlp_5f_paragraph"/>
      <text:p text:style-name="hlp_5f_paragraph"><text:line-break/><text:line-break/>Finally an image<office:annotation>
     <dc:creator>Bernard Marcelly</dc:creator>
     <dc:date>2009-01-24T20:53:22.86</dc:date>
     <text:p text:style-name="P93"><text:span text:style-name="T24">imageOOo</text:span></text:p>
     <text:p text:style-name="P93"><text:span text:style-name="T24">sd/res/get1obj.png</text:span></text:p>
    </office:annotation> from OpenOffice resources</text:p>
      <text:p text:style-name="hlp_5f_page">Page10 : Creating the Help tree</text:p>
      <text:list xml:id="list34446421" text:continue-list="list3444134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ywoo</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01 : yWriter Import/Export</text:p>
      <text:p text:style-name="hlp_5f_head1">The pywoo extension for LibreOffice: Import and export yWriter 7 projects with Python</text:p>
      <text:p text:style-name="hlp_5f_head2">yWriter5 style proof reading</text:p>
      <text:p text:style-name="hlp_5f_head3">Load yWriter 7 chapters and scenes into an OpenDocument file with chapter and scene markers.</text:p>
      <text:p text:style-name="hlp_5f_paragraph">Please consider the following conventions:</text:p>
      <text:list xml:id="list34438207" text:continue-list="list34431222" text:style-name="hlp_5f_list_5f_dot">
        <text:list-item>
          <text:p text:style-name="hlp_5f_list_5f_dot">Text markup: Bold and italics are supported. Other highlighting such as underline and strikethrough are lost.</text:p>
        </text:list-item>
        <text:list-item>
          <text:p text:style-name="hlp_5f_list_5f_dot">All chapters and scenes will be exported, whether "used" or "unused".</text:p>
        </text:list-item>
      </text:list>
      <text:p text:style-name="hlp_5f_paragraph">Back up your yWriter project and close yWriter before.</text:p>
      <text:p text:style-name="hlp_5f_paragraph">The proof read document is placed in the same folder as the yWriter project.</text:p>
      <text:p text:style-name="hlp_5f_paragraph">Document's filename: <text:span text:style-name="hlp_5f_emph">&lt;yW project name&gt;_proof.odt</text:span>.</text:p>
      <text:p text:style-name="hlp_5f_head3">Write back the proofread scenes to the yWriter 7 project file.</text:p>
      <text:p text:style-name="hlp_5f_paragraph">The yWriter 7 project to rewrite must exist in the same folder as the document.</text:p>
      <text:p text:style-name="hlp_5f_paragraph">If both yw6 and yw7 project files exist, yw7 is rewritten. </text:p>
      <text:p text:style-name="hlp_5f_head2">Import from yw7 project</text:p>
      <text:p text:style-name="hlp_5f_head3">Generate a "standard manuscript pages" formatted OpenDocument textfile from an yWriter 7 project.</text:p>
      <text:p text:style-name="hlp_5f_paragraph">The document is placed in the same folder as the yWriter project.</text:p>
      <text:p text:style-name="hlp_5f_paragraph">Document's filename: <text:span text:style-name="hlp_5f_emph">&lt;yW project name&gt;.odt</text:span>.</text:p>
      <text:p text:style-name="hlp_5f_paragraph">The document contains chapter <text:span text:style-name="hlp_5f_emph">[ChID:x]</text:span> and scene <text:span text:style-name="hlp_5f_emph">[ScID:y]</text:span> markers according to yWriter 5 standard. <text:span text:style-name="hlp_5f_emph">Do not touch lines containing the markers </text:span>if you want to be able to reimport the document into yWriter.</text:p>
      <text:p text:style-name="hlp_5f_head2">Create a new yw7 project </text:p>
      <text:p text:style-name="hlp_5f_head3">Generate a new yWriter 7 project from a work in progress or an outline:</text:p>
      <text:p text:style-name="hlp_5f_paragraph">The new yWriter project is placed in the same folder as the document.</text:p>
      <text:p text:style-name="hlp_5f_paragraph">yWriter project's filename: <text:span text:style-name="hlp_5f_emph">&lt;document name&gt;.yw7</text:span>.</text:p>
      <text:p text:style-name="hlp_5f_paragraph">Existing yWriter 7 projects will not be overwritten.</text:p>
      <text:p text:style-name="hlp_5f_paragraph"/>
      <text:p text:style-name="hlp_5f_head5">Formatting a work in progress:</text:p>
      <text:p text:style-name="hlp_5f_paragraph"><text:soft-page-break/>A work in progress has no third level heading.</text:p>
      <text:list xml:id="list34424301"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P92"><text:span text:style-name="hlp_5f_emph">* * *</text:span> <text:s/>--&gt; <text:s/>Scene divider (unless there is a heading).</text:p>
        </text:list-item>
        <text:list-item>
          <text:p text:style-name="P92">All other text is considered to be scene content.</text:p>
        </text:list-item>
      </text:list>
      <text:p text:style-name="hlp_5f_head5">Formatting an outline:</text:p>
      <text:p text:style-name="hlp_5f_paragraph">An outline has at least one third level heading.</text:p>
      <text:list xml:id="list34442829" text:continue-numbering="true" text:style-name="hlp_5f_list_5f_dot">
        <text:list-item>
          <text:p text:style-name="hlp_5f_list_5f_dot"><text:span text:style-name="hlp_5f_emph">Heading 1</text:span> <text:s/>--&gt; <text:s/>New chapter title (beginning a new section).</text:p>
        </text:list-item>
        <text:list-item>
          <text:p text:style-name="hlp_5f_list_5f_dot"><text:span text:style-name="hlp_5f_emph">Heading 2</text:span> <text:s/>--&gt; <text:s/>New chapter title.</text:p>
        </text:list-item>
        <text:list-item>
          <text:p text:style-name="hlp_5f_list_5f_dot"><text:span text:style-name="hlp_5f_emph">Heading 3</text:span> --&gt; <text:s/>New scene title.</text:p>
        </text:list-item>
        <text:list-item>
          <text:p text:style-name="hlp_5f_list_5f_dot">All other text is considered to be chapter/scene description.</text:p>
        </text:list-item>
      </text:list>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ywoo</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76" meta:word-count="13699" meta:character-count="84761"/>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pywoo", "0.99.0") 

  setExtensionDescription("en, de")
  setDisplayName("en", "pywoo - yWriter import/export for OpenOffice.")
  setDisplayName("de", "pywoo - yWriter-Import/Export für OpenOffice.")
  setTooltip("en, de", "en") ' deprecated ! starting from 3.1,use instead setExtensionDescription
  
  setPublisherName("en", "Peter Triesberger", "https://github.com/peter88213")
  setLicense("en")

  beginUpdateInformation("direct", "direct") 
	setUpdateSource("https://raw.githubusercontent.com/peter88213/pywoo/master/", "https://raw.githubusercontent.com/peter88213/pywoo/master/dist/")
  endUpdateInformation
  
  setHelp("en") ' should be after setDisplayName instructions
  
endDescription  



beginAnnexes 
  useLibrary("Basic", "pywoo/")
endAnnexes

beginAddonUI

  beginOfficeHelp
	   beginTitles
	  	setTitle("yWriter Import/Export Help", "en")
    	setTitle("yWriter Import/Export Hilfe", "de")
      endTitles
      setURL("Basic", "pywoo", "help", "show_help")
  endOfficeHelp

  beginOfficeMenuBarMerging  

    beginMergeInstruction("StartModule, Writer, Calc")
    
      setMergePoint(".uno:PickList\.uno:Save", "AddBefore", "Ignore")
      
      beginMergeItems
      
        addSeparator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addSeparator

      endMergeItems
      
    endMergeInstruction

  endOfficeMenuBarMerging



  beginAddonMenu

    beginMenu
      beginTitles
	    setTitle("yWriter Import/Export")
      endTitles

      beginMenuItems
   
		beginCommand
            beginTitles
		 	    setTitle("Import from yWriter", "en")
		        setTitle("Von yWriter importieren", "de")
            endTitles
            setURL("Basic", "pywoo", "OpenYw", "import_yw")

		endCommand
		
		beginCommand
            beginTitles
		 	    setTitle("Import from yWriter for proof reading", "en")
		        setTitle("Von yWriter zum Korrekturlesen importieren", "de")
            endTitles
            setURL("Basic", "pywoo", "OpenYw", "proof_yw")
		endCommand
		
      	addSeparator

		beginCommand
            beginTitles
		 	    setTitle("Character list", "en")
		 	    setTitle("Figurenliste", "de")
            endTitles
            setURL("Basic", "pywoo", "OpenYw", "get_charlist")
		endCommand

		beginCommand
            beginTitles
		 	    setTitle("Location list", "en")
		 	    setTitle("Schauplatzliste", "de")
	        endTitles
            setURL("Basic", "pywoo", "OpenYw", "get_loclist")
		endCommand

		beginCommand
            beginTitles
		 	    setTitle("Item list", "en")
		 	    setTitle("Gegenständeliste", "de")
            endTitles
            setURL("Basic", "pywoo", "OpenYw", "get_itemlist")
		endCommand

      	addSeparator

		beginCommand
            beginTitles
		 	    setTitle("Cross reference", "en")
		 	    setTitle("Querverweise", "de")
            endTitles
            setURL("Basic", "pywoo", "OpenYw", "get_xref")
		endCommand
			
      	addSeparator

		beginCommand
            beginTitles("Writer, Calc")
		 	    setTitle("Export to yWriter", "en")
		        setTitle("Zu yWriter exportieren", "de")
            endTitles
            setURL("Basic", "pywoo", "SaveYw", "export_yw")

		endCommand

       	addSeparator

		beginCommand
            beginTitles
		 	    setTitle("Help", "en")
		        setTitle("Hilfe", "de")
            endTitles
     		setURL("Basic", "pywoo", "help", "show_help")
		endCommand
		
        addSeparator
        		
	    beginMenu
	      beginTitles
		    setTitle("Advanced features", "en")

	      endTitles
	
	      beginMenuItems
	   
			beginCommand
	            beginTitles
			 	    setTitle("Manuscript with chapter and scene sections", "en")
	            endTitles
	            setURL("Basic", "pywoo", "OpenYw", "get_manuscript")
			endCommand

			beginCommand
	            beginTitles
			 	    setTitle("Scene descriptions", "en")
	            endTitles
	            setURL("Basic", "pywoo", "OpenYw", "get_scenedesc")
			endCommand

			beginCommand
	            beginTitles
			 	    setTitle("Chapter descriptions", "en")
	            endTitles
	            setURL("Basic", "pywoo", "OpenYw", "get_chapterdesc")
			endCommand

			beginCommand
	            beginTitles
			 	    setTitle("Part descriptions", "en")
	            endTitles
	            setURL("Basic", "pywoo", "OpenYw", "get_partdesc")
			endCommand

        	addSeparator
        	
			beginCommand
	            beginTitles
			 	    setTitle("Character descriptions", "en")
	            endTitles
	            setURL("Basic", "pywoo", "OpenYw", "get_chardesc")
			endCommand

			beginCommand
	            beginTitles
			 	    setTitle("Location descriptions", "en")
	            endTitles
	            setURL("Basic", "pywoo", "OpenYw", "get_locdesc")
			endCommand

			beginCommand
	            beginTitles
			 	    setTitle("Item descriptions", "en")
	            endTitles
	            setURL("Basic", "pywoo", "OpenYw", "get_itemdesc")
			endCommand

        	addSeparator

			beginCommand
	            beginTitles
			 	    setTitle("Scene list", "en")
	            endTitles
	            setURL("Basic", "pywoo", "OpenYw", "get_scenelist")
			endCommand

			beginCommand
	            beginTitles
			 	    setTitle("Plot list", "en")
	            endTitles
	            setURL("Basic", "pywoo", "OpenYw", "get_plotlist")
			endCommand

        	addSeparator

			beginCommand
	            beginTitles
			 	    setTitle("Help", "en")
	            endTitles
	            setURL("Basic", "pywoo", "help", "show_adv_help")
			endCommand

		  endMenuItems
		
	    endMenu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